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2E0AE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21708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1.666875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37583333333333cm"/>
    </style:style>
    <style:style style:name="co2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l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8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number-columns-repeated="1635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landmass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population</text:p>
          </table:table-cell>
          <table:table-cell office:value-type="string" table:style-name="ce2">
            <text:p>language</text:p>
          </table:table-cell>
          <table:table-cell office:value-type="string" table:style-name="ce2">
            <text:p>religion</text:p>
          </table:table-cell>
          <table:table-cell office:value-type="string" table:style-name="ce2">
            <text:p>bars</text:p>
          </table:table-cell>
          <table:table-cell office:value-type="string" table:style-name="ce2">
            <text:p>stripes</text:p>
          </table:table-cell>
          <table:table-cell office:value-type="string" table:style-name="ce2">
            <text:p>colours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old</text:p>
          </table:table-cell>
          <table:table-cell office:value-type="string" table:style-name="ce2">
            <text:p>white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mainhue</text:p>
          </table:table-cell>
          <table:table-cell office:value-type="string" table:style-name="ce2">
            <text:p>circles</text:p>
          </table:table-cell>
          <table:table-cell office:value-type="string" table:style-name="ce2">
            <text:p>crosses</text:p>
          </table:table-cell>
          <table:table-cell office:value-type="string" table:style-name="ce2">
            <text:p>saltires</text:p>
          </table:table-cell>
          <table:table-cell office:value-type="string" table:style-name="ce2">
            <text:p>quarters</text:p>
          </table:table-cell>
          <table:table-cell office:value-type="string" table:style-name="ce2">
            <text:p>sunstars</text:p>
          </table:table-cell>
          <table:table-cell office:value-type="string" table:style-name="ce2">
            <text:p>crescent</text:p>
          </table:table-cell>
          <table:table-cell office:value-type="string" table:style-name="ce2">
            <text:p>triangle</text:p>
          </table:table-cell>
          <table:table-cell office:value-type="string" table:style-name="ce2">
            <text:p>icon</text:p>
          </table:table-cell>
          <table:table-cell office:value-type="string" table:style-name="ce2">
            <text:p>animate</text:p>
          </table:table-cell>
          <table:table-cell office:value-type="string" table:style-name="ce2">
            <text:p>text</text:p>
          </table:table-cell>
          <table:table-cell office:value-type="string" table:style-name="ce2">
            <text:p>topleft</text:p>
          </table:table-cell>
          <table:table-cell office:value-type="string" table:style-name="ce2">
            <text:p>botright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fghanist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48" table:style-name="ce1">
            <text:p>64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lbani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lgeri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88" table:style-name="ce1">
            <text:p>2388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merican-Samo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ndorr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ngol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47" table:style-name="ce1">
            <text:p>124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nguill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ntigua-Barbud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rgentin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777" table:style-name="ce1">
            <text:p>2777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rgentin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777" table:style-name="ce1">
            <text:p>2777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ustrali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690" table:style-name="ce1">
            <text:p>769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ustri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ahama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ahrai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angladesh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arbado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elgium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eliz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enin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ermud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hut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ang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olivi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99" table:style-name="ce1">
            <text:p>109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otswan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razil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512" table:style-name="ce1">
            <text:p>8512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ritish-Virgin-Isl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runei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ulgari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urkin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urm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78" table:style-name="ce1">
            <text:p>678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urundi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ameroon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74" table:style-name="ce1">
            <text:p>47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976" table:style-name="ce1">
            <text:p>997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ape-Verde-Islands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ayman-Island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entral-African-Republic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23" table:style-name="ce1">
            <text:p>6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ha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84" table:style-name="ce1">
            <text:p>128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hil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57" table:style-name="ce1">
            <text:p>75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hin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561" table:style-name="ce1">
            <text:p>9561</text:p>
          </table:table-cell>
          <table:table-cell office:value-type="float" office:value="1008" table:style-name="ce1">
            <text:p>100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olombi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39" table:style-name="ce1">
            <text:p>113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omorro-Island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ong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2" table:style-name="ce1">
            <text:p>34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ook-Islands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osta-Ric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ub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ypru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zechoslovaki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jibouti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minic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ominican-Republi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cuado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84" table:style-name="ce1">
            <text:p>28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gypt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01" table:style-name="ce1">
            <text:p>1001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l-Salvador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quatorial-Guine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thiopi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22" table:style-name="ce1">
            <text:p>1222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aero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alklands-Malvina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iji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inland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37" table:style-name="ce1">
            <text:p>33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47" table:style-name="ce1">
            <text:p>547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rench-Guian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rench-Polynesi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ab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68" table:style-name="ce1">
            <text:p>26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ambi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ermany-DDR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ermany-FR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49" table:style-name="ce1">
            <text:p>24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han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39" table:style-name="ce1">
            <text:p>23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ibralta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reec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reenland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176" table:style-name="ce1">
            <text:p>217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renad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uam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uatemal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uine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6" table:style-name="ce1">
            <text:p>24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uinea-Bissau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uyan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Hait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Hondura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Hong-Kon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Hung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celand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ndi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268" table:style-name="ce1">
            <text:p>3268</text:p>
          </table:table-cell>
          <table:table-cell office:value-type="float" office:value="684" table:style-name="ce1">
            <text:p>68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ang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ndonesi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904" table:style-name="ce1">
            <text:p>1904</text:p>
          </table:table-cell>
          <table:table-cell office:value-type="float" office:value="157" table:style-name="ce1">
            <text:p>15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48" table:style-name="ce1">
            <text:p>1648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aq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35" table:style-name="ce1">
            <text:p>435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reland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orang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srael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01" table:style-name="ce1">
            <text:p>301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Ivory-Coas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23" table:style-name="ce1">
            <text:p>3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Jamaic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72" table:style-name="ce1">
            <text:p>372</text:p>
          </table:table-cell>
          <table:table-cell office:value-type="float" office:value="118" table:style-name="ce1">
            <text:p>11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Jord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Kampuche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Keny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83" table:style-name="ce1">
            <text:p>58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Kiribati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Kuwait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ao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ebano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esotho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iberi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iby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760" table:style-name="ce1">
            <text:p>176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iechtenstein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Luxembour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lagasy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lawi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laysi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33" table:style-name="ce1">
            <text:p>33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ldive-Island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li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40" table:style-name="ce1">
            <text:p>124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lt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rianas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uritani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31" table:style-name="ce1">
            <text:p>103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auritiu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exic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73" table:style-name="ce1">
            <text:p>1973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icronesia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onac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ongoli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66" table:style-name="ce1">
            <text:p>156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ontserrat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orocc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47" table:style-name="ce1">
            <text:p>447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Mozambiqu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83" table:style-name="ce1">
            <text:p>78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auru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epal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etherlands-Antill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ew-Zealand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icaragu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ige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67" table:style-name="ce1">
            <text:p>126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ang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igeri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25" table:style-name="ce1">
            <text:p>92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iu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rth-Kore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rth-Yeme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95" table:style-name="ce1">
            <text:p>19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24" table:style-name="ce1">
            <text:p>32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Om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akist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04" table:style-name="ce1">
            <text:p>804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anam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apua-New-Guine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63" table:style-name="ce1">
            <text:p>46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arguay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07" table:style-name="ce1">
            <text:p>40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eru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85" table:style-name="ce1">
            <text:p>128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hilippines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oland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13" table:style-name="ce1">
            <text:p>31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uerto-Ric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Qata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row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omani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37" table:style-name="ce1">
            <text:p>237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Rwand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an-Marin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ao-Tom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audi-Arabi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150" table:style-name="ce1">
            <text:p>215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enegal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96" table:style-name="ce1">
            <text:p>19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eychell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ierra-Leone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ingapor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oloman-Islands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omali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outh-Afric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21" table:style-name="ce1">
            <text:p>122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ang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outh-Kore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outh-Yeme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05" table:style-name="ce1">
            <text:p>505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ri-Lank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gol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t-Helen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t-Kitts-Nev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t-Luc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t-Vincent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udan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506" table:style-name="ce1">
            <text:p>250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urinam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waziland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yri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85" table:style-name="ce1">
            <text:p>18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aiw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anzani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45" table:style-name="ce1">
            <text:p>94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hailand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14" table:style-name="ce1">
            <text:p>514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ogo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ong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rinidad-Tobag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unisi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4" table:style-name="ce1">
            <text:p>16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urkey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81" table:style-name="ce1">
            <text:p>78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urks-Cocos-Island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Tuvalu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u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A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ck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gand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6" table:style-name="ce1">
            <text:p>23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ruguay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-Virgin-Isl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363" table:style-name="ce1">
            <text:p>9363</text:p>
          </table:table-cell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SR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2402" table:style-name="ce1">
            <text:p>22402</text:p>
          </table:table-cell>
          <table:table-cell office:value-type="float" office:value="274" table:style-name="ce1">
            <text:p>27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Vanuatu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Vatican-Cit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whit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Venezuel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12" table:style-name="ce1">
            <text:p>9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Vietnam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33" table:style-name="ce1">
            <text:p>333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Western-Samo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Yugoslavi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56" table:style-name="ce1">
            <text:p>25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Zair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05" table:style-name="ce1">
            <text:p>90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Zambi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53" table:style-name="ce1">
            <text:p>75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row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Zimbabw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91" table:style-name="ce1">
            <text:p>39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green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MEAN</text:p>
          </table:table-cell>
          <table:table-cell office:value-type="float" office:value="3.5721649484536084" table:formula="of:=AVERAGE([.B$2:.B$195])" table:style-name="ce1">
            <text:p>3,572164948</text:p>
          </table:table-cell>
          <table:table-cell office:value-type="float" office:value="2.2113402061855671" table:formula="of:=AVERAGE([.C$2:.C$195])" table:style-name="ce1">
            <text:p>2,211340206</text:p>
          </table:table-cell>
          <table:table-cell office:value-type="float" office:value="700.04639175257728" table:formula="of:=AVERAGE([.D$2:.D$195])" table:style-name="ce1">
            <text:p>700,0463918</text:p>
          </table:table-cell>
          <table:table-cell office:value-type="float" office:value="23.268041237113401" table:formula="of:=AVERAGE([.E$2:.E$195])" table:style-name="ce1">
            <text:p>23,26804124</text:p>
          </table:table-cell>
          <table:table-cell office:value-type="float" office:value="5.34020618556701" table:formula="of:=AVERAGE([.F$2:.F$195])" table:style-name="ce1">
            <text:p>5,340206186</text:p>
          </table:table-cell>
          <table:table-cell office:value-type="float" office:value="2.1907216494845363" table:formula="of:=AVERAGE([.G$2:.G$195])" table:style-name="ce1">
            <text:p>2,190721649</text:p>
          </table:table-cell>
          <table:table-cell office:value-type="float" office:value="0.45360824742268041" table:formula="of:=AVERAGE([.H$2:.H$195])" table:style-name="ce1">
            <text:p>0,453608247</text:p>
          </table:table-cell>
          <table:table-cell office:value-type="float" office:value="1.5515463917525774" table:formula="of:=AVERAGE([.I$2:.I$195])" table:style-name="ce1">
            <text:p>1,551546392</text:p>
          </table:table-cell>
          <table:table-cell office:value-type="float" office:value="3.463917525773196" table:formula="of:=AVERAGE([.J$2:.J$195])" table:style-name="ce1">
            <text:p>3,463917526</text:p>
          </table:table-cell>
          <table:table-cell office:value-type="float" office:value="0.78865979381443296" table:formula="of:=AVERAGE([.K$2:.K$195])" table:style-name="ce1">
            <text:p>0,788659794</text:p>
          </table:table-cell>
          <table:table-cell office:value-type="float" office:value="0.46907216494845361" table:formula="of:=AVERAGE([.L$2:.L$195])" table:style-name="ce1">
            <text:p>0,469072165</text:p>
          </table:table-cell>
          <table:table-cell office:value-type="float" office:value="0.51030927835051543" table:formula="of:=AVERAGE([.M$2:.M$195])" table:style-name="ce1">
            <text:p>0,510309278</text:p>
          </table:table-cell>
          <table:table-cell office:value-type="float" office:value="0.46907216494845361" table:formula="of:=AVERAGE([.N$2:.N$195])" table:style-name="ce1">
            <text:p>0,469072165</text:p>
          </table:table-cell>
          <table:table-cell office:value-type="float" office:value="0.75257731958762886" table:formula="of:=AVERAGE([.O$2:.O$195])" table:style-name="ce1">
            <text:p>0,75257732</text:p>
          </table:table-cell>
          <table:table-cell office:value-type="float" office:value="0.26804123711340205" table:formula="of:=AVERAGE([.P$2:.P$195])" table:style-name="ce1">
            <text:p>0,268041237</text:p>
          </table:table-cell>
          <table:table-cell office:value-type="float" office:value="0.13402061855670103" table:formula="of:=AVERAGE([.Q$2:.Q$195])" table:style-name="ce1">
            <text:p>0,134020619</text:p>
          </table:table-cell>
          <table:table-cell table:style-name="ce1"/>
          <table:table-cell office:value-type="float" office:value="0.17010309278350516" table:formula="of:=AVERAGE([.S$2:.S$195])" table:style-name="ce1">
            <text:p>0,170103093</text:p>
          </table:table-cell>
          <table:table-cell office:value-type="float" office:value="0.14948453608247422" table:formula="of:=AVERAGE([.T$2:.T$195])" table:style-name="ce1">
            <text:p>0,149484536</text:p>
          </table:table-cell>
          <table:table-cell office:value-type="float" office:value="9.2783505154639179E-2" table:formula="of:=AVERAGE([.U$2:.U$195])" table:style-name="ce1">
            <text:p>0,092783505</text:p>
          </table:table-cell>
          <table:table-cell office:value-type="float" office:value="0.14948453608247422" table:formula="of:=AVERAGE([.V$2:.V$195])" table:style-name="ce1">
            <text:p>0,149484536</text:p>
          </table:table-cell>
          <table:table-cell office:value-type="float" office:value="1.3865979381443299" table:formula="of:=AVERAGE([.W$2:.W$195])" table:style-name="ce1">
            <text:p>1,386597938</text:p>
          </table:table-cell>
          <table:table-cell office:value-type="float" office:value="5.6701030927835051E-2" table:formula="of:=AVERAGE([.X$2:.X$195])" table:style-name="ce1">
            <text:p>0,056701031</text:p>
          </table:table-cell>
          <table:table-cell office:value-type="float" office:value="0.13917525773195877" table:formula="of:=AVERAGE([.Y$2:.Y$195])" table:style-name="ce1">
            <text:p>0,139175258</text:p>
          </table:table-cell>
          <table:table-cell office:value-type="float" office:value="0.25257731958762886" table:formula="of:=AVERAGE([.Z$2:.Z$195])" table:style-name="ce1">
            <text:p>0,25257732</text:p>
          </table:table-cell>
          <table:table-cell office:value-type="float" office:value="0.20103092783505155" table:formula="of:=AVERAGE([.AA$2:.AA$195])" table:style-name="ce1">
            <text:p>0,201030928</text:p>
          </table:table-cell>
          <table:table-cell office:value-type="float" office:value="8.247422680412371E-2" table:formula="of:=AVERAGE([.AB$2:.AB$195])" table:style-name="ce1">
            <text:p>0,082474227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1" table:formula="of:=MIN([.B$2:.B$195])" table:style-name="ce1">
            <text:p>1</text:p>
          </table:table-cell>
          <table:table-cell office:value-type="float" office:value="1" table:formula="of:=MIN([.C$2:.C$195])" table:style-name="ce1">
            <text:p>1</text:p>
          </table:table-cell>
          <table:table-cell office:value-type="float" office:value="0" table:formula="of:=MIN([.D$2:.D$195])" table:style-name="ce1">
            <text:p>0</text:p>
          </table:table-cell>
          <table:table-cell office:value-type="float" office:value="0" table:formula="of:=MIN([.E$2:.E$195])" table:style-name="ce1">
            <text:p>0</text:p>
          </table:table-cell>
          <table:table-cell office:value-type="float" office:value="1" table:formula="of:=MIN([.F$2:.F$195])" table:style-name="ce1">
            <text:p>1</text:p>
          </table:table-cell>
          <table:table-cell office:value-type="float" office:value="0" table:formula="of:=MIN([.G$2:.G$195])" table:style-name="ce1">
            <text:p>0</text:p>
          </table:table-cell>
          <table:table-cell office:value-type="float" office:value="0" table:formula="of:=MIN([.H$2:.H$195])" table:style-name="ce1">
            <text:p>0</text:p>
          </table:table-cell>
          <table:table-cell office:value-type="float" office:value="0" table:formula="of:=MIN([.I$2:.I$195])" table:style-name="ce1">
            <text:p>0</text:p>
          </table:table-cell>
          <table:table-cell office:value-type="float" office:value="1" table:formula="of:=MIN([.J$2:.J$195])" table:style-name="ce1">
            <text:p>1</text:p>
          </table:table-cell>
          <table:table-cell office:value-type="float" office:value="0" table:formula="of:=MIN([.K$2:.K$195])" table:style-name="ce1">
            <text:p>0</text:p>
          </table:table-cell>
          <table:table-cell office:value-type="float" office:value="0" table:formula="of:=MIN([.L$2:.L$195])" table:style-name="ce1">
            <text:p>0</text:p>
          </table:table-cell>
          <table:table-cell office:value-type="float" office:value="0" table:formula="of:=MIN([.M$2:.M$195])" table:style-name="ce1">
            <text:p>0</text:p>
          </table:table-cell>
          <table:table-cell office:value-type="float" office:value="0" table:formula="of:=MIN([.N$2:.N$195])" table:style-name="ce1">
            <text:p>0</text:p>
          </table:table-cell>
          <table:table-cell office:value-type="float" office:value="0" table:formula="of:=MIN([.O$2:.O$195])" table:style-name="ce1">
            <text:p>0</text:p>
          </table:table-cell>
          <table:table-cell office:value-type="float" office:value="0" table:formula="of:=MIN([.P$2:.P$195])" table:style-name="ce1">
            <text:p>0</text:p>
          </table:table-cell>
          <table:table-cell office:value-type="float" office:value="0" table:formula="of:=MIN([.Q$2:.Q$195])" table:style-name="ce1">
            <text:p>0</text:p>
          </table:table-cell>
          <table:table-cell table:style-name="ce1"/>
          <table:table-cell office:value-type="float" office:value="0" table:formula="of:=MIN([.S$2:.S$195])" table:style-name="ce1">
            <text:p>0</text:p>
          </table:table-cell>
          <table:table-cell office:value-type="float" office:value="0" table:formula="of:=MIN([.T$2:.T$195])" table:style-name="ce1">
            <text:p>0</text:p>
          </table:table-cell>
          <table:table-cell office:value-type="float" office:value="0" table:formula="of:=MIN([.U$2:.U$195])" table:style-name="ce1">
            <text:p>0</text:p>
          </table:table-cell>
          <table:table-cell office:value-type="float" office:value="0" table:formula="of:=MIN([.V$2:.V$195])" table:style-name="ce1">
            <text:p>0</text:p>
          </table:table-cell>
          <table:table-cell office:value-type="float" office:value="0" table:formula="of:=MIN([.W$2:.W$195])" table:style-name="ce1">
            <text:p>0</text:p>
          </table:table-cell>
          <table:table-cell office:value-type="float" office:value="0" table:formula="of:=MIN([.X$2:.X$195])" table:style-name="ce1">
            <text:p>0</text:p>
          </table:table-cell>
          <table:table-cell office:value-type="float" office:value="0" table:formula="of:=MIN([.Y$2:.Y$195])" table:style-name="ce1">
            <text:p>0</text:p>
          </table:table-cell>
          <table:table-cell office:value-type="float" office:value="0" table:formula="of:=MIN([.Z$2:.Z$195])" table:style-name="ce1">
            <text:p>0</text:p>
          </table:table-cell>
          <table:table-cell office:value-type="float" office:value="0" table:formula="of:=MIN([.AA$2:.AA$195])" table:style-name="ce1">
            <text:p>0</text:p>
          </table:table-cell>
          <table:table-cell office:value-type="float" office:value="0" table:formula="of:=MIN([.AB$2:.AB$195])" table:style-name="ce1">
            <text:p>0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6" table:formula="of:=MAX([.B$2:.B$195])" table:style-name="ce1">
            <text:p>6</text:p>
          </table:table-cell>
          <table:table-cell office:value-type="float" office:value="4" table:formula="of:=MAX([.C$2:.C$195])" table:style-name="ce1">
            <text:p>4</text:p>
          </table:table-cell>
          <table:table-cell office:value-type="float" office:value="22402" table:formula="of:=MAX([.D$2:.D$195])" table:style-name="ce1">
            <text:p>22402</text:p>
          </table:table-cell>
          <table:table-cell office:value-type="float" office:value="1008" table:formula="of:=MAX([.E$2:.E$195])" table:style-name="ce1">
            <text:p>1008</text:p>
          </table:table-cell>
          <table:table-cell office:value-type="float" office:value="10" table:formula="of:=MAX([.F$2:.F$195])" table:style-name="ce1">
            <text:p>10</text:p>
          </table:table-cell>
          <table:table-cell office:value-type="float" office:value="7" table:formula="of:=MAX([.G$2:.G$195])" table:style-name="ce1">
            <text:p>7</text:p>
          </table:table-cell>
          <table:table-cell office:value-type="float" office:value="5" table:formula="of:=MAX([.H$2:.H$195])" table:style-name="ce1">
            <text:p>5</text:p>
          </table:table-cell>
          <table:table-cell office:value-type="float" office:value="14" table:formula="of:=MAX([.I$2:.I$195])" table:style-name="ce1">
            <text:p>14</text:p>
          </table:table-cell>
          <table:table-cell office:value-type="float" office:value="8" table:formula="of:=MAX([.J$2:.J$195])" table:style-name="ce1">
            <text:p>8</text:p>
          </table:table-cell>
          <table:table-cell office:value-type="float" office:value="1" table:formula="of:=MAX([.K$2:.K$195])" table:style-name="ce1">
            <text:p>1</text:p>
          </table:table-cell>
          <table:table-cell office:value-type="float" office:value="1" table:formula="of:=MAX([.L$2:.L$195])" table:style-name="ce1">
            <text:p>1</text:p>
          </table:table-cell>
          <table:table-cell office:value-type="float" office:value="1" table:formula="of:=MAX([.M$2:.M$195])" table:style-name="ce1">
            <text:p>1</text:p>
          </table:table-cell>
          <table:table-cell office:value-type="float" office:value="1" table:formula="of:=MAX([.N$2:.N$195])" table:style-name="ce1">
            <text:p>1</text:p>
          </table:table-cell>
          <table:table-cell office:value-type="float" office:value="1" table:formula="of:=MAX([.O$2:.O$195])" table:style-name="ce1">
            <text:p>1</text:p>
          </table:table-cell>
          <table:table-cell office:value-type="float" office:value="1" table:formula="of:=MAX([.P$2:.P$195])" table:style-name="ce1">
            <text:p>1</text:p>
          </table:table-cell>
          <table:table-cell office:value-type="float" office:value="1" table:formula="of:=MAX([.Q$2:.Q$195])" table:style-name="ce1">
            <text:p>1</text:p>
          </table:table-cell>
          <table:table-cell table:style-name="ce3"/>
          <table:table-cell office:value-type="float" office:value="4" table:formula="of:=MAX([.S$2:.S$195])" table:style-name="ce1">
            <text:p>4</text:p>
          </table:table-cell>
          <table:table-cell office:value-type="float" office:value="2" table:formula="of:=MAX([.T$2:.T$195])" table:style-name="ce1">
            <text:p>2</text:p>
          </table:table-cell>
          <table:table-cell office:value-type="float" office:value="1" table:formula="of:=MAX([.U$2:.U$195])" table:style-name="ce1">
            <text:p>1</text:p>
          </table:table-cell>
          <table:table-cell office:value-type="float" office:value="4" table:formula="of:=MAX([.V$2:.V$195])" table:style-name="ce1">
            <text:p>4</text:p>
          </table:table-cell>
          <table:table-cell office:value-type="float" office:value="50" table:formula="of:=MAX([.W$2:.W$195])" table:style-name="ce1">
            <text:p>50</text:p>
          </table:table-cell>
          <table:table-cell office:value-type="float" office:value="1" table:formula="of:=MAX([.X$2:.X$195])" table:style-name="ce1">
            <text:p>1</text:p>
          </table:table-cell>
          <table:table-cell office:value-type="float" office:value="1" table:formula="of:=MAX([.Y$2:.Y$195])" table:style-name="ce1">
            <text:p>1</text:p>
          </table:table-cell>
          <table:table-cell office:value-type="float" office:value="1" table:formula="of:=MAX([.Z$2:.Z$195])" table:style-name="ce1">
            <text:p>1</text:p>
          </table:table-cell>
          <table:table-cell office:value-type="float" office:value="1" table:formula="of:=MAX([.AA$2:.AA$195])" table:style-name="ce1">
            <text:p>1</text:p>
          </table:table-cell>
          <table:table-cell office:value-type="float" office:value="1" table:formula="of:=MAX([.AB$2:.AB$195])" table:style-name="ce1">
            <text:p>1</text:p>
          </table:table-cell>
          <table:table-cell table:number-columns-repeated="16356" table:style-name="ce1"/>
        </table:table-row>
        <table:table-row table:number-rows-repeated="10483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Escritório</dc:creator>
    <dc:date>2020-06-29T17:02:45Z</dc:date>
    <meta:editing-cycles>15</meta:editing-cycles>
    <meta:editing-duration>PT4440S</meta:editing-duration>
  </office:meta>
</office:document-meta>
</file>